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Impact" svg:font-family="Impact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95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5.424cm"/>
    </style:style>
    <style:style style:name="co5" style:family="table-column">
      <style:table-column-properties fo:break-before="auto" style:column-width="3.216cm"/>
    </style:style>
    <style:style style:name="co7" style:family="table-column">
      <style:table-column-properties fo:break-before="auto" style:column-width="29.032cm"/>
    </style:style>
    <style:style style:name="ro3" style:family="table-row">
      <style:table-row-properties style:row-height="0.413cm" fo:break-before="auto" style:use-optimal-row-height="true"/>
    </style:style>
    <style:style style:name="ro2" style:family="table-row">
      <style:table-row-properties style:row-height="0.624cm" fo:break-before="auto" style:use-optimal-row-height="true"/>
    </style:style>
    <style:style style:name="ro4" style:family="table-row">
      <style:table-row-properties style:row-height="0.6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004586"/>
      <style:text-properties fo:font-weight="bold" style:font-weight-asian="bold" style:font-weight-complex="bold"/>
    </style:style>
    <style:style style:name="ce3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table table:name="Feuille1" table:style-name="ta1" table:print-ranges="Feuille1.A1:Feuille1.E14"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7" table:default-cell-style-name="Default"/>
        <table:table-column table:style-name="co6" table:number-columns-repeated="1019" table:default-cell-style-name="Default"/>
        <table:table-row table:style-name="ro2">
          <table:table-cell table:style-name="ce1" office:value-type="string">
            <text:p>désignation</text:p>
          </table:table-cell>
          <table:table-cell table:style-name="ce1" office:value-type="string">
            <text:p>quantité</text:p>
          </table:table-cell>
          <table:table-cell table:style-name="ce1" office:value-type="string">
            <text:p>prix livraison incluse</text:p>
          </table:table-cell>
          <table:table-cell table:style-name="ce1" office:value-type="string">
            <text:p>prix unitaire</text:p>
          </table:table-cell>
          <table:table-cell table:style-name="ce1" office:value-type="string">
            <text:p>lien</text:p>
          </table:table-cell>
          <table:table-cell table:style-name="ce6" table:number-columns-repeated="1019"/>
        </table:table-row>
        <table:table-row table:style-name="ro3">
          <table:table-cell office:value-type="string">
            <text:p>Capteurs barométriques</text:p>
          </table:table-cell>
          <table:table-cell office:value-type="float" office:value="20">
            <text:p>20</text:p>
          </table:table-cell>
          <table:table-cell office:value-type="currency" office:currency="EUR" office:value="15.7">
            <text:p>15,70 €</text:p>
          </table:table-cell>
          <table:table-cell table:formula="of:=[.C2]/[.B2]" office:value-type="currency" office:currency="EUR" office:value="0.785">
            <text:p>0,79 €</text:p>
          </table:table-cell>
          <table:table-cell office:value-type="string">
            <text:p>https://fr.aliexpress.com/item/10pcs-lot-I2C-SPI-BMP280-3-3-Digital-Barometric-Pressure-Altitude-Sensor-High-Precision-Atmospheric-Module/32769623459.html</text:p>
          </table:table-cell>
          <table:table-cell table:number-columns-repeated="1019"/>
        </table:table-row>
        <table:table-row table:style-name="ro3">
          <table:table-cell office:value-type="string">
            <text:p>boutons poussoir</text:p>
          </table:table-cell>
          <table:table-cell office:value-type="float" office:value="100">
            <text:p>100</text:p>
          </table:table-cell>
          <table:table-cell office:value-type="currency" office:currency="EUR" office:value="0.97">
            <text:p>0,97 €</text:p>
          </table:table-cell>
          <table:table-cell table:formula="of:=[.C3]/[.B3]" office:value-type="currency" office:currency="EUR" office:value="0.0097">
            <text:p>0,01 €</text:p>
          </table:table-cell>
          <table:table-cell office:value-type="string">
            <text:p>https://fr.aliexpress.com/item/Promotion-Amico-100-Pcs-6x6x4-5mm-Panel-PCB-Momentary-Tactile-Tact-Push-Button-Switch-4-Pin/32563399489.html</text:p>
          </table:table-cell>
          <table:table-cell table:number-columns-repeated="1019"/>
        </table:table-row>
        <table:table-row table:style-name="ro3">
          <table:table-cell office:value-type="string">
            <text:p>cables dupont - « jumper » - male-male</text:p>
          </table:table-cell>
          <table:table-cell office:value-type="float" office:value="400">
            <text:p>400</text:p>
          </table:table-cell>
          <table:table-cell office:value-type="currency" office:currency="EUR" office:value="10.16">
            <text:p>10,16 €</text:p>
          </table:table-cell>
          <table:table-cell table:formula="of:=([.C4]/[.B4])*20" office:value-type="currency" office:currency="EUR" office:value="0.508">
            <text:p>0,51 €</text:p>
          </table:table-cell>
          <table:table-cell office:value-type="string">
            <text:p>https://fr.aliexpress.com/item/40pcs-dupont-cable-jumper-wire-dupont-line-male-to-male-dupont-line-20cm-1P-diameter-2/32481603887.html</text:p>
          </table:table-cell>
          <table:table-cell table:number-columns-repeated="1019"/>
        </table:table-row>
        <table:table-row table:style-name="ro3">
          <table:table-cell office:value-type="string">
            <text:p>Cables USB Data</text:p>
          </table:table-cell>
          <table:table-cell office:value-type="float" office:value="20">
            <text:p>20</text:p>
          </table:table-cell>
          <table:table-cell office:value-type="currency" office:currency="EUR" office:value="11.46">
            <text:p>11,46 €</text:p>
          </table:table-cell>
          <table:table-cell table:formula="of:=[.C5]/[.B5]" office:value-type="currency" office:currency="EUR" office:value="0.573">
            <text:p>0,57 €</text:p>
          </table:table-cell>
          <table:table-cell office:value-type="string">
            <text:p>https://fr.aliexpress.com/item/10pcs-lot-Top-Micro-Usb-Cable-Mini-1M-Flat-Noodle-Micro-USB-Data-Sync-Charger-Microusb/32358865341.html</text:p>
          </table:table-cell>
          <table:table-cell table:number-columns-repeated="1019"/>
        </table:table-row>
        <table:table-row table:style-name="ro3">
          <table:table-cell office:value-type="string">
            <text:p>LEDs</text:p>
          </table:table-cell>
          <table:table-cell office:value-type="float" office:value="100">
            <text:p>100</text:p>
          </table:table-cell>
          <table:table-cell office:value-type="currency" office:currency="EUR" office:value="0.66">
            <text:p>0,66 €</text:p>
          </table:table-cell>
          <table:table-cell table:formula="of:=[.C6]/[.B6]" office:value-type="currency" office:currency="EUR" office:value="0.0066">
            <text:p>0,01 €</text:p>
          </table:table-cell>
          <table:table-cell office:value-type="string">
            <text:p>https://fr.aliexpress.com/item/100pcs-lot-F5-5mm-Red-Color-Diffused-Round-DIP-Light-Emitting-Diode-LED-Lamp-Light-Electronics/32601543271.html</text:p>
          </table:table-cell>
          <table:table-cell table:number-columns-repeated="1019"/>
        </table:table-row>
        <table:table-row table:style-name="ro3">
          <table:table-cell office:value-type="string">
            <text:p>Photo-resistances</text:p>
          </table:table-cell>
          <table:table-cell office:value-type="float" office:value="20">
            <text:p>20</text:p>
          </table:table-cell>
          <table:table-cell office:value-type="currency" office:currency="EUR" office:value="0.9">
            <text:p>0,90 €</text:p>
          </table:table-cell>
          <table:table-cell table:formula="of:=[.C7]/[.B7]" office:value-type="currency" office:currency="EUR" office:value="0.045">
            <text:p>0,05 €</text:p>
          </table:table-cell>
          <table:table-cell office:value-type="string">
            <text:p>https://fr.aliexpress.com/item/20pcs-5mm-Photoconductive-Resistance-5516-Light-Dependent-Resistor-LDR-Photoresistor-Photoelectric-Switch-Photodetector-Pack/32619571753.html</text:p>
          </table:table-cell>
          <table:table-cell table:number-columns-repeated="1019"/>
        </table:table-row>
        <table:table-row table:style-name="ro3">
          <table:table-cell office:value-type="string">
            <text:p>Plaques de prototypage</text:p>
          </table:table-cell>
          <table:table-cell office:value-type="float" office:value="20">
            <text:p>20</text:p>
          </table:table-cell>
          <table:table-cell table:formula="of:=3.25*2" office:value-type="currency" office:currency="EUR" office:value="6.5">
            <text:p>6,50 €</text:p>
          </table:table-cell>
          <table:table-cell table:formula="of:=[.C8]/[.B8]" office:value-type="currency" office:currency="EUR" office:value="0.325">
            <text:p>0,33 €</text:p>
          </table:table-cell>
          <table:table-cell office:value-type="string">
            <text:p>https://fr.aliexpress.com/item/10pcs-lot-Syb-170-Tie-points-Mini-Solderless-Prototype-Breadboard-for-ATMEGA-PIC-Arduino-UNO-Wholesale/1968046374.html</text:p>
          </table:table-cell>
          <table:table-cell table:number-columns-repeated="1019"/>
        </table:table-row>
        <table:table-row table:style-name="ro3">
          <table:table-cell office:value-type="string">
            <text:p>résistances</text:p>
          </table:table-cell>
          <table:table-cell office:value-type="float" office:value="100">
            <text:p>100</text:p>
          </table:table-cell>
          <table:table-cell office:value-type="currency" office:currency="EUR" office:value="0.46">
            <text:p>0,46 €</text:p>
          </table:table-cell>
          <table:table-cell table:formula="of:=[.C9]/[.B9]" office:value-type="currency" office:currency="EUR" office:value="0.0046">
            <text:p>0,00 €</text:p>
          </table:table-cell>
          <table:table-cell office:value-type="string">
            <text:p>https://fr.aliexpress.com/item/Hot-Sale-50-Pcs-Carbon-Film-Resistors-1K-Ohms-OHM-1-4W-5-Combination-Wholesale-Price/32664344229.html</text:p>
          </table:table-cell>
          <table:table-cell table:number-columns-repeated="1019"/>
        </table:table-row>
        <table:table-row table:style-name="ro3">
          <table:table-cell office:value-type="string">
            <text:p>capteurs d'humidité/température (Version DHT22)</text:p>
          </table:table-cell>
          <table:table-cell office:value-type="float" office:value="20">
            <text:p>20</text:p>
          </table:table-cell>
          <table:table-cell table:formula="of:=[.D10]*20" office:value-type="currency" office:currency="EUR" office:value="46.2">
            <text:p>46,20 €</text:p>
          </table:table-cell>
          <table:table-cell office:value-type="float" office:value="2.31">
            <text:p>2,31</text:p>
          </table:table-cell>
          <table:table-cell office:value-type="string">
            <text:p>https://fr.aliexpress.com/item/DHT22-single-bus-digital-temperature-and-humidity-sensor-module-electronic-building-blocks-AM2302-for-arduino/1878279042.html</text:p>
          </table:table-cell>
          <table:table-cell table:number-columns-repeated="1019"/>
        </table:table-row>
        <table:table-row table:style-name="ro3">
          <table:table-cell office:value-type="string">
            <text:p>capteur de température</text:p>
          </table:table-cell>
          <table:table-cell office:value-type="float" office:value="20">
            <text:p>20</text:p>
          </table:table-cell>
          <table:table-cell office:value-type="currency" office:currency="EUR" office:value="23.56">
            <text:p>23,56 €</text:p>
          </table:table-cell>
          <table:table-cell table:formula="of:=[.C11]/[.B11]" office:value-type="currency" office:currency="EUR" office:value="1.178">
            <text:p>1,18 €</text:p>
          </table:table-cell>
          <table:table-cell office:value-type="string">
            <text:p>https://fr.aliexpress.com/item/Hot-DS18B20-Digital-Temperature-Sensor-Module-For-Arduino-Starters-10pcs-lot-Free-Shipping-Drop-Shipping/32357746268.html</text:p>
          </table:table-cell>
          <table:table-cell table:number-columns-repeated="1019"/>
        </table:table-row>
        <table:table-row table:style-name="ro3">
          <table:table-cell office:value-type="string">
            <text:p>wemos D1 Mini</text:p>
          </table:table-cell>
          <table:table-cell office:value-type="float" office:value="20">
            <text:p>20</text:p>
          </table:table-cell>
          <table:table-cell office:value-type="currency" office:currency="EUR" office:value="49.24">
            <text:p>49,24 €</text:p>
          </table:table-cell>
          <table:table-cell table:formula="of:=[.C12]/[.B12]" office:value-type="currency" office:currency="EUR" office:value="2.462">
            <text:p>2,46 €</text:p>
          </table:table-cell>
          <table:table-cell office:value-type="string">
            <text:p>https://fr.aliexpress.com/item/10PCS-D1-mini-Mini-NodeMcu-4M-bytes-Lua-WIFI-Internet-of-Things-development-board-based-ESP8266/32705442691.html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TOTAL</text:p>
          </table:table-cell>
          <table:table-cell table:style-name="ce2"/>
          <table:table-cell table:style-name="ce2" table:formula="of:=SUM([.C2:.C12])" office:value-type="currency" office:currency="EUR" office:value="165.81">
            <text:p>165,81 €</text:p>
          </table:table-cell>
          <table:table-cell table:style-name="ce2" table:formula="of:=SUM([.D2:.D12])" office:value-type="currency" office:currency="EUR" office:value="8.2069">
            <text:p>8,21 €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Soient</text:p>
          </table:table-cell>
          <table:table-cell table:style-name="ce3" table:formula="of:=[.C13]/20" office:value-type="currency" office:currency="EUR" office:value="8.2905">
            <text:p>8,29 €</text:p>
          </table:table-cell>
          <table:table-cell table:style-name="ce5" office:value-type="string">
            <text:p>par station pour 20 exemplaires</text:p>
          </table:table-cell>
          <table:table-cell table:number-columns-repeated="1021"/>
        </table:table-row>
      </table:table>
      <table:table table:name="Feuille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Impact" svg:font-family="Impact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Impact" fo:font-size="16pt" fo:font-weight="900"/>
    </style:style>
  </office:automatic-styles>
  <office:master-styles>
    <style:master-page style:name="Default" style:page-layout-name="Mpm1">
      <style:header>
        <style:region-right>
          <text:p><text:span text:style-name="MT1">BUDGET DE LA STATION ANNA MANI</text:span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6">16/09/2017</text:date>, <text:time>12:5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y Auffret</meta:initial-creator>
    <meta:creation-date>2017-09-03T20:53:06</meta:creation-date>
    <dc:date>2017-09-16T12:58:58</dc:date>
    <dc:creator>Antony Auffret</dc:creator>
    <meta:editing-duration>PT10M37S</meta:editing-duration>
    <meta:editing-cycles>5</meta:editing-cycles>
    <meta:generator>OpenOffice/4.1.3$Unix OpenOffice.org_project/413m1$Build-9783</meta:generator>
    <meta:document-statistic meta:table-count="3" meta:cell-count="66" meta:object-count="0"/>
  </office:meta>
</office:document-meta>
</file>